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Week 1-01:</text:span></text:p>
      <text:p text:style-name="P1"><text:span text:style-name="T1">ROLL NO:241801278</text:span></text:p>
      <text:p text:style-name="P1"><text:span text:style-name="T1">NAME:Sudiksha S </text:span></text:p>
      <text:p text:style-name="P1"><text:span text:style-name="T1">Q1) This is a simple challenge to help you practice printing to stdout.</text:span></text:p>
      <text:p text:style-name="P1"><text:span text:style-name="T1">We're starting out by printing the most famous computing phrase of all time! In the editor</text:span></text:p>
      <text:p text:style-name="P1"><text:span text:style-name="T1">below, use either printf or cout to print the string Hello, World! to stdout.</text:span></text:p>
      <text:p text:style-name="P1"><text:span text:style-name="T1">Input Format</text:span></text:p>
      <text:p text:style-name="P1"><text:span text:style-name="T1">You do not need to read any input in this challenge.</text:span></text:p>
      <text:p text:style-name="P1"><text:span text:style-name="T1">Output Format</text:span></text:p>
      <text:p text:style-name="P1"><text:span text:style-name="T1">Print Hello, World! to stdout.</text:span></text:p>
      <text:p text:style-name="P1"><text:span text:style-name="T1">Sample Output 1</text:span></text:p>
      <text:p text:style-name="P1"><text:span text:style-name="T1">Hello, World! </text:span></text:p>
      <text:p text:style-name="P2"><draw:frame text:anchor-type="as-char" svg:width="152.40mm" svg:height="85.73mm" style:rel-width="scale" style:rel-height="scale"><draw:object-ole xlink:href="OleObj1"/><draw:image xlink:href="ObjectReplacements/OleObj1"/></draw:frame><text:span text:style-name="T2"/></text:p>
      <text:p text:style-name="P2"><draw:frame text:anchor-type="as-char" svg:width="152.40mm" svg:height="85.73mm" style:rel-width="scale" style:rel-height="scale"><draw:object-ole xlink:href="OleObj2"/><draw:image xlink:href="ObjectReplacements/OleObj2"/></draw:frame><text:span text:style-name="T2"/></text:p>
      <text:p text:style-name="P2"><text:span text:style-name="T3">Q2) This challenge will help you to learn how to take a character, a string and a sentence as</text:span></text:p>
      <text:p text:style-name="P2"><text:span text:style-name="T3">input in C. To take a single character ch as input, you can use scanf("%c", &amp;ch); and</text:span></text:p>
      <text:p text:style-name="P2"><text:span text:style-name="T3">printf("%c", ch) writes a character specified by the argument char to stdout:</text:span></text:p>
      <text:p text:style-name="P2"><text:span text:style-name="T3">char ch;</text:span></text:p>
      <text:p text:style-name="P2"><text:span text:style-name="T3">scanf("%c", &amp;ch);</text:span></text:p>
      <text:p text:style-name="P2"><text:span text:style-name="T3">printf("%c", ch);</text:span></text:p>
      <text:p text:style-name="P2"><text:span text:style-name="T3">Input Format</text:span></text:p>
      <text:p text:style-name="P2"><text:span text:style-name="T3">First, take a character, ch as input. Then take the string, s as input. Lastly, take the</text:span></text:p>
      <text:p text:style-name="P2"><text:span text:style-name="T3">sentence sen as input</text:span></text:p>
      <text:p text:style-name="P2"><text:span text:style-name="T3">Output Format</text:span></text:p>
      <text:p text:style-name="P2"><text:span text:style-name="T3">Print three lines of output. The first line prints the character, ch. The second line prints</text:span></text:p>
      <text:p text:style-name="P2"><text:span text:style-name="T3">the string, s. The third line prints the sentence, sen.</text:span></text:p>
      <text:p text:style-name="P2"><text:span text:style-name="T3">Sample Input 1</text:span></text:p>
      <text:p text:style-name="P2"><text:span text:style-name="T3">C</text:span></text:p>
      <text:p text:style-name="P2"><text:span text:style-name="T3">program</text:span></text:p>
      <text:p text:style-name="P2"><text:span text:style-name="T3">Programming using C</text:span></text:p>
      <text:p text:style-name="P2"><text:span text:style-name="T3">Sample Output 1</text:span></text:p>
      <text:p text:style-name="P2"><text:span text:style-name="T3">C</text:span></text:p>
      <text:p text:style-name="P2"><text:span text:style-name="T3">program</text:span></text:p>
      <text:p text:style-name="P2"><text:span text:style-name="T3">Programming using C</text:span></text:p>
      <text:p text:style-name="P2"><text:span text:style-name="T3">ROLL NO:241801278</text:span></text:p>
      <text:p text:style-name="P2"><text:span text:style-name="T3">NAME:Sudiksha S</text:span></text:p>
      <text:p text:style-name="P2"><draw:frame text:anchor-type="as-char" svg:width="152.40mm" svg:height="85.73mm" style:rel-width="scale" style:rel-height="scale"><draw:object-ole xlink:href="OleObj3"/><draw:image xlink:href="ObjectReplacements/OleObj3"/></draw:frame><text:span text:style-name="T4"/></text:p>
      <text:p text:style-name="P2"><text:span text:style-name="T5">Q3) The fundamental data types in C are int,float and char.Today,we're discussing int and float data types.The printf() function prints the given statement to the console.The syntax is printf("format string",argument_list); . In the function,we are using an integer,character,string or float as argument,then in the format string we have to write %d (integer),%c(character),%s(string),%f(float) respectively.The scanf() function reads the input data from the console.The syntax is scanf("format string",argument_list);.For ex:The scanf("%d",&amp;number) statement reads the integer number from the console and stores the given value in variable number.To input two integers separated by a space on a<text:s text:c="2"/>single line,the command is scanf("%d%d",&amp;n,&amp;m),where n and m are the two integers.</text:span></text:p>
      <text:p text:style-name="P2"><text:span text:style-name="T5">Input Format</text:span></text:p>
      <text:p text:style-name="P2"><text:span text:style-name="T5">The first line contains two integers. The second line contains two floating point numbers.</text:span></text:p>
      <text:p text:style-name="P2"><text:span text:style-name="T5">Constraints: 1<text:s/></text:span><text:span text:style-name="T6">≤</text:span><text:span text:style-name="T7"><text:s/>integer variables<text:s/></text:span><text:span text:style-name="T8">≤</text:span><text:span text:style-name="T9"><text:s/>104, 1<text:s/></text:span><text:span text:style-name="T10">≤</text:span><text:span text:style-name="T11"><text:s/>float variables<text:s/></text:span><text:span text:style-name="T12">≤</text:span><text:span text:style-name="T13"><text:s/>104</text:span></text:p>
      <text:p text:style-name="P2"><text:span text:style-name="T13">Output Format</text:span></text:p>
      <text:p text:style-name="P2"><text:span text:style-name="T13">Print the sum and difference of both integers separated by a space on the first line, and</text:span></text:p>
      <text:p text:style-name="P2"><text:span text:style-name="T13">the sum and difference of both float (scaled to 1 decimal place) separated by a space on</text:span></text:p>
      <text:p text:style-name="P2"><text:span text:style-name="T13">the second line.</text:span></text:p>
      <text:p text:style-name="P2"><text:span text:style-name="T13">Sample Input</text:span></text:p>
      <text:p text:style-name="P2"><text:span text:style-name="T13">10 4</text:span></text:p>
      <text:p text:style-name="P2"><text:span text:style-name="T13">4.0 2.0</text:span></text:p>
      <text:p text:style-name="P2"><text:span text:style-name="T13">Sample Output</text:span></text:p>
      <text:p text:style-name="P2"><text:span text:style-name="T13">14 6</text:span></text:p>
      <text:p text:style-name="P2"><text:span text:style-name="T13">6.0 2.0</text:span><text:span text:style-name="T14"/></text:p>
      <text:p text:style-name="P2"><text:span text:style-name="T14">ROLL NO:241801278</text:span></text:p>
      <text:p text:style-name="P2"><text:span text:style-name="T14">NAME: Sudiksha S</text:span></text:p>
      <text:p text:style-name="P2"><draw:frame text:anchor-type="as-char" svg:width="152.40mm" svg:height="85.73mm" style:rel-width="scale" style:rel-height="scale"><draw:object-ole xlink:href="OleObj4"/><draw:image xlink:href="ObjectReplacements/OleObj4"/></draw:frame><text:span text:style-name="T15"/></text:p>
      <text:p text:style-name="P2"><text:span text:style-name="T15"/></text:p>
      <text:p text:style-name="P2"><text:span text:style-name="T15"/></text:p>
      <text:p text:style-name="P2"><text:span text:style-name="T15"/></text:p>
      <text:p text:style-name="P2"><text:span text:style-name="T16"><text:s/></text:span></text:p>
      <text:p text:style-name="P2"><text:span text:style-name="T17"/></text:p>
      <text:p text:style-name="P2"><text:span text:style-name="T17"/></text:p>
      <text:p text:style-name="P3"><text:span text:style-name="T1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